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text-properties officeooo:rsid="0017361d" officeooo:paragraph-rsid="0017361d"/>
    </style:style>
    <style:style style:name="P2" style:family="paragraph" style:parent-style-name="Standard">
      <style:paragraph-properties fo:line-height="125%"/>
      <style:text-properties officeooo:rsid="0017361d" officeooo:paragraph-rsid="001a311d"/>
    </style:style>
    <style:style style:name="P3" style:family="paragraph" style:parent-style-name="Standard">
      <style:paragraph-properties fo:line-height="125%"/>
      <style:text-properties officeooo:rsid="0017361d" officeooo:paragraph-rsid="001abcc1"/>
    </style:style>
    <style:style style:name="P4" style:family="paragraph" style:parent-style-name="Standard">
      <style:paragraph-properties fo:line-height="125%"/>
      <style:text-properties officeooo:rsid="0017361d" officeooo:paragraph-rsid="00192576"/>
    </style:style>
    <style:style style:name="P5" style:family="paragraph" style:parent-style-name="Standard">
      <style:paragraph-properties fo:line-height="125%"/>
      <style:text-properties officeooo:rsid="0017361d" officeooo:paragraph-rsid="001d4b0f"/>
    </style:style>
    <style:style style:name="P6" style:family="paragraph" style:parent-style-name="Standard">
      <style:paragraph-properties fo:line-height="125%"/>
      <style:text-properties fo:font-weight="bold" officeooo:rsid="0017361d" officeooo:paragraph-rsid="0017361d" style:font-weight-asian="bold" style:font-weight-complex="bold"/>
    </style:style>
    <style:style style:name="P7" style:family="paragraph" style:parent-style-name="Standard">
      <style:paragraph-properties fo:line-height="125%"/>
      <style:text-properties fo:font-style="italic" officeooo:rsid="0017361d" officeooo:paragraph-rsid="0017361d" style:font-style-asian="italic" style:font-style-complex="italic"/>
    </style:style>
    <style:style style:name="P8" style:family="paragraph" style:parent-style-name="Standard">
      <style:paragraph-properties fo:line-height="125%"/>
      <style:text-properties officeooo:rsid="00192576" officeooo:paragraph-rsid="00192576"/>
    </style:style>
    <style:style style:name="P9" style:family="paragraph" style:parent-style-name="Standard">
      <style:paragraph-properties fo:line-height="125%"/>
      <style:text-properties fo:font-size="20pt" fo:font-weight="bold" officeooo:paragraph-rsid="001abcc1" style:font-size-asian="20pt" style:font-weight-asian="bold" style:font-size-complex="20pt" style:font-weight-complex="bold"/>
    </style:style>
    <style:style style:name="P10" style:family="paragraph" style:parent-style-name="Standard">
      <style:paragraph-properties fo:line-height="125%"/>
      <style:text-properties officeooo:paragraph-rsid="0017361d"/>
    </style:style>
    <style:style style:name="P11" style:family="paragraph" style:parent-style-name="Standard">
      <style:paragraph-properties fo:line-height="125%"/>
      <style:text-properties officeooo:paragraph-rsid="00192576"/>
    </style:style>
    <style:style style:name="P12" style:family="paragraph" style:parent-style-name="Standard">
      <style:paragraph-properties fo:line-height="125%"/>
      <style:text-properties fo:font-size="12pt" fo:font-weight="bold" officeooo:rsid="0017361d" officeooo:paragraph-rsid="0017361d" style:font-size-asian="12pt" style:font-weight-asian="bold" style:font-size-complex="12pt" style:font-weight-complex="bold"/>
    </style:style>
    <style:style style:name="P13" style:family="paragraph" style:parent-style-name="Standard">
      <style:paragraph-properties fo:line-height="125%"/>
      <style:text-properties fo:font-size="12pt" fo:font-weight="normal" officeooo:paragraph-rsid="001abcc1" style:font-size-asian="12pt" style:font-weight-asian="normal" style:font-size-complex="12pt" style:font-weight-complex="normal"/>
    </style:style>
    <style:style style:name="P14" style:family="paragraph" style:parent-style-name="Standard">
      <style:paragraph-properties fo:line-height="125%" fo:padding="0.074cm" fo:border-left="none" fo:border-right="none" fo:border-top="none" fo:border-bottom="0.99pt solid #000000" style:join-border="false"/>
      <style:text-properties officeooo:rsid="0017361d" officeooo:paragraph-rsid="0017361d"/>
    </style:style>
    <style:style style:name="T1" style:family="text">
      <style:text-properties officeooo:rsid="0017361d"/>
    </style:style>
    <style:style style:name="T2" style:family="text">
      <style:text-properties officeooo:rsid="00192576"/>
    </style:style>
    <style:style style:name="T3" style:family="text">
      <style:text-properties officeooo:rsid="001a311d"/>
    </style:style>
    <style:style style:name="T4" style:family="text">
      <style:text-properties officeooo:rsid="001abcc1"/>
    </style:style>
    <style:style style:name="T5" style:family="text">
      <style:text-properties style:font-name="Times New Roman1" officeooo:rsid="001abcc1" style:font-name-asian="Times New Roman1" style:font-name-complex="Times New Roman1"/>
    </style:style>
    <style:style style:name="T6" style:family="text">
      <style:text-properties style:font-name="Times New Roman" officeooo:rsid="001abcc1" style:font-name-asian="SimSun" style:font-name-complex="Mangal"/>
    </style:style>
    <style:style style:name="T7" style:family="text">
      <style:text-properties style:font-name="Times New Roman" officeooo:rsid="001b95f8" style:font-name-asian="SimSun" style:font-name-complex="Mangal"/>
    </style:style>
    <style:style style:name="T8" style:family="text">
      <style:text-properties officeooo:rsid="001b7947"/>
    </style:style>
    <style:style style:name="T9" style:family="text">
      <style:text-properties officeooo:rsid="001b95f8"/>
    </style:style>
    <style:style style:name="T10" style:family="text">
      <style:text-properties fo:font-style="italic" style:font-style-asian="italic" style:font-style-complex="italic"/>
    </style:style>
    <style:style style:name="T11" style:family="text">
      <style:text-properties fo:font-style="italic" officeooo:rsid="0017361d" style:font-style-asian="italic" style:font-style-complex="italic"/>
    </style:style>
    <style:style style:name="T12" style:family="text">
      <style:text-properties officeooo:rsid="001d4b0f"/>
    </style:style>
    <style:style style:name="T13" style:family="text">
      <style:text-properties style:text-position="super 58%" officeooo:rsid="001d4b0f"/>
    </style:style>
    <style:style style:name="T14" style:family="text">
      <style:text-properties officeooo:rsid="001ed688"/>
    </style:style>
    <style:style style:name="T1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Verteilte Algorithmen</text:p>
      <text:p text:style-name="P9"><text:span text:style-name="T1">Aufgabenblatt 1</text:span></text:p>
      <text:p text:style-name="P13"><text:span text:style-name="T2">(</text:span><text:span text:style-name="T3">zum </text:span><text:span text:style-name="T2">31. </text:span><text:span text:style-name="T8">Oktober </text:span><text:span text:style-name="T2">2012)</text:span></text:p>
      <text:p text:style-name="P1"/>
      <text:p text:style-name="P2">Björn Stabel <text:span text:style-name="T3">222128</text:span></text:p>
      <text:p text:style-name="P2">Tim Strehlow 316594</text:p>
      <text:p text:style-name="P1">Friedrich Maiwald 350570</text:p>
      <text:p text:style-name="P14"/>
      <text:p text:style-name="P1"/>
      <text:p text:style-name="P6">Aufgabe 1.1: Topologien</text:p>
      <text:p text:style-name="P7">a) Wie viele verschiedene kürzeste Wege der Länge k gibt es auf einem Hypercube der Dimension d?</text:p>
      <text:p text:style-name="P5"><text:span text:style-name="T12">Es muss mindestens d * 2</text:span><text:span text:style-name="T13">d-1</text:span><text:span text:style-name="T12"> verschiedene kürzeste Wege geben, da das die Anzahl der Kanten (</text:span><text:span text:style-name="T14">bei Weglänge </text:span><text:span text:style-name="T12">k = 1) in einem Hypercube in Abhängigkeit von der Dimension ist.</text:span></text:p>
      <text:p text:style-name="P1"/>
      <text:p text:style-name="P7">Wie viele Wegalternativen für kürzeste Wege der Länge k gibt es auf einem Hypercube der Dimension d?</text:p>
      <text:p text:style-name="P2"><text:span text:style-name="T3">Es gibt k! verschiedene Möglichkeiten für einen kürzesten Weg der Länge k in einem Hypercube. Da es sich um einen kürzesten Weg handelt, wird jede Dimension nur höchsten einmal während dieses Weges durchschritten</text:span><text:span text:style-name="T14">. </text:span><text:span text:style-name="T3">Wir gehen dabei davon aus, dass k &lt;= d ist.</text:span></text:p>
      <text:p text:style-name="P1"/>
      <text:p text:style-name="P7">b) Der in der Vorlesung gezeigte Broadcast für Hypercubes erzeugt einen Spannbaum. Wie viele verschiedene Spannbäume sind möglich, wenn man die Reihenfolge der d Dimensionen variiert?</text:p>
      <text:p text:style-name="P1"><text:span text:style-name="T3">Bei einem Hypercube der Dimension </text:span>d <text:span text:style-name="T3">kann man durch Variation der Reihenfolge der Dimensionen beim Broadcast insgesamt d</text:span>! <text:span text:style-name="T4">v</text:span><text:span text:style-name="T3">erschiedene Spannbäume erzeugen. </text:span>Im ersten Schritt kann man in d Richtungen gehen. In jedem folgenden Schritt ist <text:span text:style-name="T4">jeweils </text:span>eine Dimension weniger übrig. Also <text:span text:style-name="T4">gibt es zusammengerechnet </text:span>d! <text:span text:style-name="T4">verschiedene mögliche Spannbäume. </text:span></text:p>
      <text:p text:style-name="P1"/>
      <text:p text:style-name="P7">Wie können verschiedene Broadcasts parallel ablaufen, ohne dass es dabei zu einer Überlagerung kommt?</text:p>
      <text:p text:style-name="P1"><text:span text:style-name="T3">Es können insgesamt </text:span>d Broadcasts parallel ablaufen. <text:span text:style-name="T3">Wir benutzen dabei das in der Vorlesung gezeigte Verfahren mit dem Broadcast auf einem Spannbaum. </text:span><text:span text:style-name="T4">Für jeden der parallel laufenden Broadcasts wechselt die Reihenfolge der Dimensionen. Ein Beispiel für d = 3:</text:span></text:p>
      <text:p text:style-name="P3"><text:span text:style-name="T4">Broadcast 1: <text:tab/>Dim 1 <text:s text:c="3"/></text:span><text:span text:style-name="T5">→</text:span><text:span text:style-name="T6"> <text:tab/>Dim 2 <text:s text:c="3"/></text:span><text:span text:style-name="T5">→</text:span><text:span text:style-name="T6"> <text:tab/>Dim 3</text:span></text:p>
      <text:p text:style-name="P3"><text:span text:style-name="T6">Broadcast </text:span><text:span text:style-name="T7">2</text:span><text:span text:style-name="T6">: <text:tab/>Dim 2 <text:s text:c="3"/></text:span><text:span text:style-name="T5">→</text:span><text:span text:style-name="T6"> <text:tab/>Dim 3 <text:s text:c="3"/></text:span><text:span text:style-name="T5">→</text:span><text:span text:style-name="T6"> <text:tab/>Dim 1</text:span></text:p>
      <text:p text:style-name="P3"><text:span text:style-name="T6">Broadcast </text:span><text:span text:style-name="T7">3</text:span><text:span text:style-name="T6">: <text:tab/>Dim 3 <text:s text:c="3"/></text:span><text:span text:style-name="T5">→</text:span><text:span text:style-name="T6"> <text:tab/>Dim 1 <text:s text:c="3"/></text:span><text:span text:style-name="T5">→</text:span><text:span text:style-name="T6"> <text:tab/>Dim 2</text:span></text:p>
      <text:p text:style-name="P3"><text:span text:style-name="T6">Wenn alle drei Broadcasts gleichzeitig starten und in einem gleichen „Takt“ gesendet werden, sind pro „Takt“ immer nur höchstens eine Nachricht auf einer Kante unterwegs und es kommt nicht zu einer Überlagerung. Dabei muss es egal sein, in welcher Reihenfolge die verschiedenen Broadcast-Nachrichten auf den Knoten ankommen.</text:span></text:p>
      <text:p text:style-name="P1"/>
      <text:p text:style-name="P1"><text:soft-page-break/><text:span text:style-name="T15">Aufgabe 1.2: Fluten mit Bestätigung</text:span></text:p>
      <text:p text:style-name="P4"><text:span text:style-name="T10">Implementieren Sie mit Hilfe des Simulationsframeworks teachnet (zu finden in ISIS) den Flutungsalgorithmus mit Bestätigung. Testen Sie den Algorithmus auf einem Ring und vergleichen Sie die Nachrichtenanzahl mit dem "Broadcast auf unidirektionalen Ringen" auf derselben Topologie.</text:span></text:p>
      <text:p text:style-name="P11"><text:span text:style-name="T2">Auf einem Ring mit der Kantenanzahl e benötigt der Flutungsalgorithmus genau 2e Nachrichten, nämlich ein</text:span><text:span text:style-name="T4">en</text:span><text:span text:style-name="T2"> Explorer und eine Quittung pro Kante. Beim Broadcast auf unidirektionalen Ringen werden nur e Nachrichten benötigt, weil die Information einmal um den Ring herum geht </text:span><text:span text:style-name="T1">(inklusive „Bestätigung“ durch Vollendung des Zyklus)</text:span><text:span text:style-name="T2">.</text:span></text:p>
      <text:p text:style-name="P1"/>
      <text:p text:style-name="P1"/>
      <text:p text:style-name="P6">Aufgabe 1.3: Echo Algorithmus</text:p>
      <text:p text:style-name="P10"><text:span text:style-name="T11">Implementieren Sie mit Hilfe von teachnet den Echo-Algorithmus und überprüfen Sie die Richtigkeit der Nachrichtenanzahl (2e).</text:span></text:p>
      <text:p text:style-name="P8">Die Implementierung ähnelt dem Flutungsalgorithmus mit Bestätigung, allerdings wird bei zwei Explorern auf einem Kanal auf die Quittung verzichtet, da beide Knoten <text:span text:style-name="T9">augenscheinlich </text:span>schon informiert sind. Dadurch laufen immer nur zwei Nachrichten auf einem Kanal (entweder zwei Explorer oder ein Explorer und dessen Quittung) und unser Algorithmus hat insgesamt die Nachrichtenanzahl 2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0-31T18:49:38.24</dc:date>
    <meta:editing-duration>PT29M34S</meta:editing-duration>
    <meta:editing-cycles>5</meta:editing-cycles>
    <meta:generator>LibreOffice/3.6$Windows_x86 LibreOffice_project/e29a214-2bbed72-0621de6-a97528c-8f066d</meta:generator>
    <meta:document-statistic meta:table-count="0" meta:image-count="0" meta:object-count="0" meta:page-count="2" meta:paragraph-count="25" meta:word-count="490" meta:character-count="3286" meta:non-whitespace-character-count="2793"/>
  </office:meta>
</office:document-meta>
</file>